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0000003E069952EBCD3075BF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c921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size="24pt" style:font-size-asian="20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766cm" fo:min-width="2.2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758cm" fo:min-width="1.8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" draw:style-name="gr2" draw:text-style-name="P3" svg:width="1.975cm" svg:height="0.819cm" svg:x="7.777cm" svg:y="3.896cm"><text:p text:style-name="P3"><text:span text:style-name="T2">01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2" draw:text-style-name="P3" svg:width="1.975cm" svg:height="0.819cm" svg:x="2.633cm" svg:y="-0.982cm"><text:p text:style-name="P3"><text:span text:style-name="T2">02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1" draw:style-name="gr2" draw:text-style-name="P3" svg:width="1.975cm" svg:height="0.819cm" svg:x="13.811cm" svg:y="-0.503cm"><text:p text:style-name="P3"><text:span text:style-name="T2">03</text:span></text:p><draw:enhanced-geometry svg:viewBox="0 0 21600 21600" draw:mirror-horizontal="false" draw:mirror-vertical="false" draw:text-areas="800 800 20800 20800" draw:type="round-rectangular-callout" draw:modifiers="5959.28571428571 55927.74193548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2" draw:style-name="gr2" draw:text-style-name="P3" svg:width="1.975cm" svg:height="0.819cm" svg:x="17.025cm" svg:y="5.417cm"><text:p text:style-name="P3"><text:span text:style-name="T2">04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3" draw:style-name="gr2" draw:text-style-name="P3" svg:width="1.975cm" svg:height="0.819cm" svg:x="17.025cm" svg:y="10.379cm"><text:p text:style-name="P3"><text:span text:style-name="T2">06</text:span></text:p><draw:enhanced-geometry svg:viewBox="0 0 21600 21600" draw:mirror-horizontal="false" draw:mirror-vertical="false" draw:text-areas="800 800 20800 20800" draw:type="round-rectangular-callout" draw:modifiers="16219.2857142857 60247.74193548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4" draw:style-name="gr2" draw:text-style-name="P3" svg:width="1.975cm" svg:height="0.819cm" svg:x="10.509cm" svg:y="11.04cm"><text:p text:style-name="P3"><text:span text:style-name="T2">05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5" draw:style-name="gr2" draw:text-style-name="P3" svg:width="1.975cm" svg:height="0.819cm" svg:x="17.025cm" svg:y="10.379cm"><text:p text:style-name="P3"><text:span text:style-name="T2">06</text:span></text:p><draw:enhanced-geometry svg:viewBox="0 0 21600 21600" draw:mirror-horizontal="false" draw:mirror-vertical="false" draw:text-areas="800 800 20800 20800" draw:type="round-rectangular-callout" draw:modifiers="16219.2857142857 60247.74193548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6" draw:style-name="gr2" draw:text-style-name="P3" svg:width="1.975cm" svg:height="0.819cm" svg:x="5.944cm" svg:y="13.554cm"><text:p text:style-name="P3"><text:span text:style-name="T2">07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Shape1_7" draw:style-name="gr2" draw:text-style-name="P3" svg:width="1.975cm" svg:height="0.819cm" svg:x="0.471cm" svg:y="14.446cm"><text:p text:style-name="P3"><text:span text:style-name="T2">08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Shape1_8" draw:style-name="gr2" draw:text-style-name="P3" svg:width="1.975cm" svg:height="0.819cm" svg:x="3.182cm" svg:y="16.745cm"><text:p text:style-name="P3"><text:span text:style-name="T2">09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Shape1_9" draw:style-name="gr2" draw:text-style-name="P3" svg:width="1.975cm" svg:height="0.819cm" svg:x="10.224cm" svg:y="-1.05cm"><text:p text:style-name="P3"><text:span text:style-name="T2">10</text:span></text:p><draw:enhanced-geometry svg:viewBox="0 0 21600 21600" draw:mirror-horizontal="false" draw:mirror-vertical="false" draw:text-areas="800 800 20800 20800" draw:type="round-rectangular-callout" draw:modifiers="5785.71428571429 4361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Shape2" draw:style-name="gr1" draw:text-style-name="P2" svg:width="2.294cm" svg:height="0.847cm" svg:x="16.579cm" svg:y="-1.619cm"><text:p text:style-name="P1"><text:span text:style-name="T1">PLACA 1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width="20.692cm" svg:height="25.153cm" draw:z-index="0"><draw:image xlink:href="Pictures/1000000000000330000003E069952EBCD3075BF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35:16.290183282</meta:creation-date>
    <dc:date>2023-01-15T19:07:09.770554928</dc:date>
    <dc:creator>belay </dc:creator>
    <meta:editing-duration>PT10M5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